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marker-start-width="0.3cm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2.27cm" svg:y="2.27cm">
          <text:p text:style-name="P1"><text:span text:style-name="T1">Platypus 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1cm" svg:x="2.27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51cm" svg:height="1.883cm" svg:x="4.048cm" svg:y="6.456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5.08cm" svg:height="2.54cm" svg:x="2.169cm" svg:y="2.169cm">
          <text:p text:style-name="P1"><text:span text:style-name="T1">Platypus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2.069cm" svg:y="2.069cm">
          <text:p text:style-name="P1"><text:span text:style-name="T1">Platypus Client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81cm" svg:y1="4.656cm" svg:x2="4.81cm" svg:y2="6.08cm">
          <text:p/>
        </draw:line>
        <draw:frame draw:style-name="gr5" draw:text-style-name="P3" draw:layer="layout" svg:width="1.514cm" svg:height="0.683cm" svg:x="4.718cm" svg:y="5.118cm">
          <draw:text-box>
            <text:p text:style-name="P3"><text:span text:style-name="T2">JDB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2-10-25T11:31:01</dc:date>
    <dc:creator>vv </dc:creator>
    <meta:editing-duration>PT50M31S</meta:editing-duration>
    <meta:editing-cycles>8</meta:editing-cycles>
    <meta:generator>LibreOffice/3.5$Linux_x86 LibreOffice_project/350m1$Build-2</meta:generator>
    <meta:document-statistic meta:object-count="7"/>
  </office:meta>
</office:document-meta>
</file>